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3.3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question1</text:p>
          </table:table-cell>
          <table:table-cell office:value-type="string">
            <text:p>question2</text:p>
          </table:table-cell>
          <table:table-cell office:value-type="string">
            <text:p>question3</text:p>
          </table:table-cell>
          <table:table-cell office:value-type="string">
            <text:p>levelName</text:p>
          </table:table-cell>
        </table:table-row>
        <table:table-row table:style-name="ro1">
          <table:table-cell office:value-type="string">
            <text:p>Flood_Cologne</text:p>
          </table:table-cell>
          <table:table-cell office:value-type="string">
            <text:p>Flood_Cologne_1</text:p>
          </table:table-cell>
          <table:table-cell office:value-type="string">
            <text:p>Flood_Cologne_2</text:p>
          </table:table-cell>
          <table:table-cell office:value-type="string">
            <text:p>Flood_Cologne_3</text:p>
          </table:table-cell>
          <table:table-cell office:value-type="string">
            <text:p>testLevel</text:p>
          </table:table-cell>
        </table:table-row>
        <table:table-row table:style-name="ro1">
          <table:table-cell office:value-type="string">
            <text:p>Tornado_Kansas</text:p>
          </table:table-cell>
          <table:table-cell office:value-type="string">
            <text:p>Tornado_Kansas_1</text:p>
          </table:table-cell>
          <table:table-cell office:value-type="string">
            <text:p>Tornado_Kansas_2</text:p>
          </table:table-cell>
          <table:table-cell office:value-type="string">
            <text:p>Tornado_Kansas_3</text:p>
          </table:table-cell>
          <table:table-cell office:value-type="string">
            <text:p>testLevel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6">26.06.2018</text:date>, <text:time>15:41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M53S</meta:editing-duration>
    <meta:editing-cycles>5</meta:editing-cycles>
    <meta:generator>OpenOffice/4.1.3$Win32 OpenOffice.org_project/413m1$Build-9783</meta:generator>
    <dc:date>2018-06-26T15:41:28.43</dc:date>
    <dc:creator>Felix </dc:creator>
    <meta:document-statistic meta:table-count="1" meta:cell-count="15" meta:object-count="0"/>
    <meta:user-defined meta:name="Info 1"/>
    <meta:user-defined meta:name="Info 2"/>
    <meta:user-defined meta:name="Info 3"/>
    <meta:user-defined meta:name="Info 4"/>
  </office:meta>
</office:document-meta>
</file>